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E000002339ECFE5EC41E660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03cm" svg:height="15.661cm" svg:x="3.286cm" svg:y="9.596cm">
          <draw:image xlink:href="Pictures/100002010000026E000002339ECFE5EC41E66059.png" xlink:type="simple" xlink:show="embed" xlink:actuate="onLoad" loext:mime-type="image/png">
            <text:p/>
          </draw:image>
        </draw:frame>
        <draw:frame draw:style-name="gr2" draw:text-style-name="P2" draw:layer="layout" svg:width="1.137cm" svg:height="0.962cm" svg:x="3.292cm" svg:y="16.875cm">
          <draw:text-box>
            <text:p>A)</text:p>
          </draw:text-box>
        </draw:frame>
        <draw:frame draw:style-name="gr2" draw:text-style-name="P2" draw:layer="layout" svg:width="1.137cm" svg:height="0.962cm" svg:x="3.286cm" svg:y="18.272cm">
          <draw:text-box>
            <text:p>B)</text:p>
          </draw:text-box>
        </draw:frame>
        <draw:frame draw:style-name="gr3" draw:text-style-name="P2" draw:layer="layout" svg:width="1.171cm" svg:height="0.962cm" svg:x="3.286cm" svg:y="19.161cm">
          <draw:text-box>
            <text:p>C)</text:p>
          </draw:text-box>
        </draw:frame>
        <draw:frame draw:style-name="gr2" draw:text-style-name="P2" draw:layer="layout" svg:width="1.171cm" svg:height="0.962cm" svg:x="3.159cm" svg:y="22.898cm">
          <draw:text-box>
            <text:p>D)</text:p>
          </draw:text-box>
        </draw:frame>
        <draw:frame draw:style-name="gr4" draw:text-style-name="P2" draw:layer="layout" svg:width="1.137cm" svg:height="1.016cm" svg:x="3.286cm" svg:y="24.495cm">
          <draw:text-box>
            <text:p>E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3T11:03:03.013295172</dc:date>
    <meta:editing-duration>PT2M47S</meta:editing-duration>
    <meta:editing-cycles>1</meta:editing-cycles>
    <meta:document-statistic meta:object-count="6"/>
    <meta:generator>LibreOffice/6.4.6.2$Linux_X86_64 LibreOffice_project/40$Build-2</meta:generator>
  </office:meta>
</office:document-meta>
</file>